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2) rotate (-1.55247036964896) translate (6.11979190983259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4) rotate (-2.1556561591382) translate (4.16264033261701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39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6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5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57cm" svg:height="1.46cm" draw:transform="rotate (-0.386066830541146) translate (5.1833266321704cm 1.458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2408736382088cm 1.645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) rotate (-2.15705242253979) translate (5.4534725199636cm 2.4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8:34.186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